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2" svg:font-family="Tahoma"/>
    <style:font-face style:name="SimSun" svg:font-family="SimSun" style:font-adornments="Standard" style:font-pitch="variable"/>
    <style:font-face style:name="Palatino Linotype" svg:font-family="'Palatino Linotype'"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Kursiv" style:font-family-generic="swiss" style:font-pitch="variable"/>
    <style:font-face style:name="Arial1" svg:font-family="Arial" style:font-adornments="Standard"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ersonalanforderungen" style:family="table">
      <style:table-properties style:width="6.6924in" fo:margin-top="0.0986in" fo:margin-bottom="0in" table:align="margins" fo:keep-with-next="always" style:writing-mode="page"/>
    </style:style>
    <style:style style:name="Personalanforderungen.A" style:family="table-column">
      <style:table-column-properties style:column-width="1.7347in" style:rel-column-width="16990*"/>
    </style:style>
    <style:style style:name="Personalanforderungen.B" style:family="table-column">
      <style:table-column-properties style:column-width="0.95in" style:rel-column-width="9305*"/>
    </style:style>
    <style:style style:name="Personalanforderungen.D" style:family="table-column">
      <style:table-column-properties style:column-width="1.1563in" style:rel-column-width="11324*"/>
    </style:style>
    <style:style style:name="Personalanforderungen.F" style:family="table-column">
      <style:table-column-properties style:column-width="0.95in" style:rel-column-width="9306*"/>
    </style:style>
    <style:style style:name="Personalanforderungen.A1" style:family="table-cell">
      <style:table-cell-properties style:vertical-align="bottom" fo:background-color="#999999" fo:padding="0.0785in" fo:border-left="0.05pt solid #ffffff" fo:border-right="none" fo:border-top="0.05pt solid #ffffff" fo:border-bottom="1pt solid #ffffff">
        <style:background-image/>
      </style:table-cell-properties>
    </style:style>
    <style:style style:name="Personalanforderungen.B1" style:family="table-cell">
      <style:table-cell-properties style:vertical-align="bottom" fo:background-color="#999999" fo:padding="0.0785in" fo:border-left="1pt solid #ffffff" fo:border-right="0.05pt solid #ffffff" fo:border-top="0.05pt solid #ffffff" fo:border-bottom="1pt solid #ffffff">
        <style:background-image/>
      </style:table-cell-properties>
    </style:style>
    <style:style style:name="Personalanforderungen.A2" style:family="table-cell">
      <style:table-cell-properties fo:background-color="#f3f3f4" fo:padding="0.0785in" fo:border-left="0.05pt solid #ffffff" fo:border-right="none" fo:border-top="none" fo:border-bottom="1pt solid #ffffff">
        <style:background-image/>
      </style:table-cell-properties>
    </style:style>
    <style:style style:name="Personalanforderungen.B2" style:family="table-cell">
      <style:table-cell-properties fo:background-color="#f3f3f4" fo:padding="0.0785in" fo:border-left="1pt solid #ffffff" fo:border-right="0.05pt solid #ffffff" fo:border-top="none" fo:border-bottom="1pt solid #ffffff">
        <style:background-image/>
      </style:table-cell-properties>
    </style:style>
    <style:style style:name="Personalanforderungen.C2" style:family="table-cell">
      <style:table-cell-properties fo:background-color="#f3f3f4" fo:padding="0.0785in" fo:border-left="1pt solid #ffffff" fo:border-right="0.05pt solid #ffffff" fo:border-top="none" fo:border-bottom="1pt solid #ffffff">
        <style:background-image/>
      </style:table-cell-properties>
    </style:style>
    <style:style style:name="Personalanforderungen.D2" style:family="table-cell">
      <style:table-cell-properties fo:background-color="#f3f3f4" fo:padding="0.0785in" fo:border-left="1pt solid #ffffff" fo:border-right="0.05pt solid #ffffff" fo:border-top="none" fo:border-bottom="1pt solid #ffffff">
        <style:background-image/>
      </style:table-cell-properties>
    </style:style>
    <style:style style:name="Personalanforderungen.E2" style:family="table-cell">
      <style:table-cell-properties fo:background-color="#f3f3f4" fo:padding="0.0785in" fo:border-left="1pt solid #ffffff" fo:border-right="0.05pt solid #ffffff" fo:border-top="none" fo:border-bottom="1pt solid #ffffff">
        <style:background-image/>
      </style:table-cell-properties>
    </style:style>
    <style:style style:name="Personalanforderungen.F2" style:family="table-cell">
      <style:table-cell-properties fo:background-color="#f3f3f4" fo:padding="0.0785in" fo:border-left="1pt solid #ffffff" fo:border-right="0.05pt solid #ffffff" fo:border-top="none" fo:border-bottom="1pt solid #ffffff">
        <style:background-image/>
      </style:table-cell-properties>
    </style:style>
    <style:style style:name="Personalanforderungen.A3" style:family="table-cell">
      <style:table-cell-properties fo:background-color="#cccccc" fo:padding="0.0785in" fo:border-left="0.05pt solid #ffffff" fo:border-right="none" fo:border-top="none" fo:border-bottom="1pt solid #ffffff">
        <style:background-image/>
      </style:table-cell-properties>
    </style:style>
    <style:style style:name="Personalanforderungen.B3" style:family="table-cell">
      <style:table-cell-properties fo:background-color="#cccccc" fo:padding="0.0785in" fo:border-left="1pt solid #ffffff" fo:border-right="0.05pt solid #ffffff" fo:border-top="none" fo:border-bottom="1pt solid #ffffff">
        <style:background-image/>
      </style:table-cell-properties>
    </style:style>
    <style:style style:name="Personalanforderungen.C3" style:family="table-cell">
      <style:table-cell-properties fo:background-color="#cccccc" fo:padding="0.0785in" fo:border-left="1pt solid #ffffff" fo:border-right="0.05pt solid #ffffff" fo:border-top="none" fo:border-bottom="1pt solid #ffffff">
        <style:background-image/>
      </style:table-cell-properties>
    </style:style>
    <style:style style:name="Personalanforderungen.D3" style:family="table-cell">
      <style:table-cell-properties fo:background-color="#cccccc" fo:padding="0.0785in" fo:border-left="1pt solid #ffffff" fo:border-right="0.05pt solid #ffffff" fo:border-top="none" fo:border-bottom="1pt solid #ffffff">
        <style:background-image/>
      </style:table-cell-properties>
    </style:style>
    <style:style style:name="Personalanforderungen.E3" style:family="table-cell">
      <style:table-cell-properties fo:background-color="#cccccc" fo:padding="0.0785in" fo:border-left="1pt solid #ffffff" fo:border-right="0.05pt solid #ffffff" fo:border-top="none" fo:border-bottom="1pt solid #ffffff">
        <style:background-image/>
      </style:table-cell-properties>
    </style:style>
    <style:style style:name="Personalanforderungen.F3" style:family="table-cell">
      <style:table-cell-properties fo:background-color="#cccccc" fo:padding="0.0785in" fo:border-left="1pt solid #ffffff" fo:border-right="0.05pt solid #ffffff" fo:border-top="none" fo:border-bottom="1pt solid #ffffff">
        <style:background-image/>
      </style:table-cell-properties>
    </style:style>
    <style:style style:name="Personalanforderungen.A4" style:family="table-cell">
      <style:table-cell-properties fo:background-color="#f3f3f4" fo:padding="0.0785in" fo:border-left="0.05pt solid #ffffff" fo:border-right="none" fo:border-top="none" fo:border-bottom="0.05pt solid #ffffff">
        <style:background-image/>
      </style:table-cell-properties>
    </style:style>
    <style:style style:name="Personalanforderungen.B4" style:family="table-cell">
      <style:table-cell-properties fo:background-color="#f3f3f4" fo:padding="0.0785in" fo:border-left="1pt solid #ffffff" fo:border-right="0.05pt solid #ffffff" fo:border-top="none" fo:border-bottom="0.05pt solid #ffffff">
        <style:background-image/>
      </style:table-cell-properties>
    </style:style>
    <style:style style:name="Personalanforderungen.C4" style:family="table-cell">
      <style:table-cell-properties fo:background-color="#f3f3f4" fo:padding="0.0785in" fo:border-left="1pt solid #ffffff" fo:border-right="0.05pt solid #ffffff" fo:border-top="none" fo:border-bottom="0.05pt solid #ffffff">
        <style:background-image/>
      </style:table-cell-properties>
    </style:style>
    <style:style style:name="Personalanforderungen.D4" style:family="table-cell">
      <style:table-cell-properties fo:background-color="#f3f3f4" fo:padding="0.0785in" fo:border-left="1pt solid #ffffff" fo:border-right="0.05pt solid #ffffff" fo:border-top="none" fo:border-bottom="0.05pt solid #ffffff">
        <style:background-image/>
      </style:table-cell-properties>
    </style:style>
    <style:style style:name="Personalanforderungen.E4" style:family="table-cell">
      <style:table-cell-properties fo:background-color="#f3f3f4" fo:padding="0.0785in" fo:border-left="1pt solid #ffffff" fo:border-right="0.05pt solid #ffffff" fo:border-top="none" fo:border-bottom="0.05pt solid #ffffff">
        <style:background-image/>
      </style:table-cell-properties>
    </style:style>
    <style:style style:name="Personalanforderungen.F4" style:family="table-cell">
      <style:table-cell-properties fo:background-color="#f3f3f4" fo:padding="0.0785in" fo:border-left="1pt solid #ffffff" fo:border-right="0.05pt solid #ffffff" fo:border-top="none" fo:border-bottom="0.05pt solid #ffffff">
        <style:background-image/>
      </style:table-cell-properties>
    </style:style>
    <style:style style:name="P1" style:family="paragraph" style:parent-style-name="Braun-Textabsatz">
      <style:text-properties officeooo:paragraph-rsid="0020c4c2"/>
    </style:style>
    <style:style style:name="P2" style:family="paragraph" style:parent-style-name="Braun-Textabsatz">
      <style:text-properties officeooo:paragraph-rsid="0020c4c2" fo:background-color="transparent"/>
    </style:style>
    <style:style style:name="P3" style:family="paragraph" style:parent-style-name="Braun-Textabsatz">
      <style:text-properties officeooo:rsid="002a1cfc" officeooo:paragraph-rsid="002a1cfc"/>
    </style:style>
    <style:style style:name="P4" style:family="paragraph" style:parent-style-name="Braun-Textabsatz">
      <style:text-properties fo:language="la" fo:country="VA" officeooo:rsid="001bed21" officeooo:paragraph-rsid="001bed21" style:language-asian="zh" style:country-asian="CN"/>
    </style:style>
    <style:style style:name="P5" style:family="paragraph" style:parent-style-name="Illustration">
      <style:text-properties fo:language="en" fo:country="GB"/>
    </style:style>
    <style:style style:name="P6" style:family="paragraph" style:parent-style-name="Illustration">
      <style:text-properties fo:language="de" fo:country="AT" style:language-asian="zh" style:country-asian="CN"/>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Palatino Linotype" fo:font-size="10.5pt" fo:font-style="normal" fo:text-shadow="none" style:text-underline-style="none" fo:font-weight="normal" officeooo:paragraph-rsid="0020c4c2" style:font-size-asian="10.5pt" style:font-style-asian="normal" style:font-weight-asian="normal" style:font-size-complex="10.5pt" style:font-style-complex="normal" style:font-weight-complex="normal"/>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Palatino Linotype" fo:font-size="10.5pt" fo:language="de" fo:country="AT" fo:font-style="normal" fo:text-shadow="none" style:text-underline-style="none" fo:font-weight="normal" officeooo:paragraph-rsid="0020c4c2" fo:background-color="transparent" style:font-size-asian="10.5pt" style:language-asian="zh" style:country-asian="CN" style:font-style-asian="normal" style:font-weight-asian="normal" style:font-size-complex="10.5pt" style:font-style-complex="normal" style:font-weight-complex="normal"/>
    </style:style>
    <style:style style:name="P9" style:family="paragraph" style:parent-style-name="Table_20_Contents">
      <style:paragraph-properties fo:text-align="center" style:justify-single-word="false" style:vertical-align="bottom"/>
      <style:text-properties fo:color="#000000" style:text-outline="false" style:text-line-through-style="none" style:text-line-through-type="none" style:font-name="Arial2" fo:font-size="11pt" fo:language="de" fo:country="AT" fo:font-style="italic" fo:text-shadow="none" style:text-underline-style="none" fo:font-weight="bold" officeooo:paragraph-rsid="0020c4c2" fo:background-color="transparent" style:font-size-asian="11pt" style:language-asian="zh" style:country-asian="CN" style:font-style-asian="italic" style:font-weight-asian="bold" style:font-size-complex="11pt" style:font-style-complex="italic" style:font-weight-complex="bold" style:text-rotation-angle="90" style:text-rotation-scale="line-height"/>
    </style:style>
    <style:style style:name="P10" style:family="paragraph" style:parent-style-name="Table">
      <style:paragraph-properties fo:keep-with-next="always"/>
      <style:text-properties officeooo:paragraph-rsid="002a1cfc" fo:background-color="transparent"/>
    </style:style>
    <style:style style:name="P11" style:family="paragraph" style:parent-style-name="Braun-Textabsatz_20_nur_20_oben">
      <style:text-properties fo:language="de" fo:country="AT" officeooo:paragraph-rsid="001ef64f" fo:background-color="transparent" style:language-asian="zh" style:country-asian="CN"/>
    </style:style>
    <style:style style:name="P12" style:family="paragraph" style:parent-style-name="Braun-Textabsatz_20_nur_20_oben">
      <style:text-properties fo:language="de" fo:country="AT" officeooo:paragraph-rsid="0020c4c2" fo:background-color="transparent" style:language-asian="zh" style:country-asian="CN"/>
    </style:style>
    <style:style style:name="P13" style:family="paragraph" style:parent-style-name="Braun-Text" style:list-style-name="Braun-Aufzählung_20_5cm-Einzug">
      <style:text-properties fo:language="de" fo:country="AT" officeooo:paragraph-rsid="001ef64f" fo:background-color="transparent" style:language-asian="zh" style:country-asian="CN"/>
    </style:style>
    <style:style style:name="P14" style:family="paragraph" style:parent-style-name="Braun-Text" style:list-style-name="Braun-Aufzählung_20_5cm-Einzug">
      <style:text-properties fo:language="de" fo:country="AT" officeooo:paragraph-rsid="0020c4c2" fo:background-color="transparent" style:language-asian="zh" style:country-asian="CN"/>
    </style:style>
    <style:style style:name="P15" style:family="paragraph" style:parent-style-name="Heading_20_3">
      <style:text-properties officeooo:rsid="001ef64f" officeooo:paragraph-rsid="001ef64f" fo:background-color="transparent"/>
    </style:style>
    <style:style style:name="P16" style:family="paragraph" style:parent-style-name="Heading_20_3">
      <style:text-properties officeooo:rsid="001ef64f" officeooo:paragraph-rsid="001ef64f"/>
    </style:style>
    <style:style style:name="P17" style:family="paragraph" style:parent-style-name="Heading_20_4">
      <style:text-properties officeooo:rsid="001ef64f" officeooo:paragraph-rsid="001ef64f" fo:background-color="transparent"/>
    </style:style>
    <style:style style:name="T1" style:family="text">
      <style:text-properties fo:font-size="10pt" style:font-size-asian="10pt" style:font-size-complex="10pt"/>
    </style:style>
    <style:style style:name="T2" style:family="text">
      <style:text-properties fo:language="de" fo:country="AT" fo:background-color="transparent" loext:char-shading-value="0" style:language-asian="zh" style:country-asian="CN"/>
    </style:style>
    <style:style style:name="T3" style:family="text">
      <style:text-properties fo:background-color="transparent" loext:char-shading-value="0"/>
    </style:style>
    <style:style style:name="T4" style:family="text">
      <style:text-properties officeooo:rsid="001ef64f" fo:background-color="transparent" loext:char-shading-value="0"/>
    </style:style>
    <style:style style:name="T5" style:family="text">
      <style:text-properties officeooo:rsid="001ef64f"/>
    </style:style>
    <style:style style:name="T6" style:family="text">
      <style:text-properties officeooo:rsid="000a0106"/>
    </style:style>
    <style:style style:name="T7" style:family="text">
      <style:text-properties fo:font-weight="bold" style:font-weight-asian="bold" style:font-weight-complex="bold"/>
    </style:style>
    <style:style style:name="T8" style:family="text">
      <style:text-properties officeooo:rsid="002a1cfc"/>
    </style:style>
    <style:style style:name="T9" style:family="text">
      <style:text-properties officeooo:rsid="002b08ee"/>
    </style:style>
    <style:style style:name="fr1" style:family="graphic" style:parent-style-name="Frame">
      <style:graphic-properties style:protect="size position" style:vertical-pos="from-top" style:vertical-rel="page" style:horizontal-pos="from-left" style:horizontal-rel="page" fo:background-color="transparent" draw:fill="none" draw:fill-color="#ffffff" fo:padding="0in" fo:border="none" style:shadow="none" draw:shadow-opacity="100%"/>
    </style:style>
    <style:style style:name="fr2" style:family="graphic" style:parent-style-name="Frame">
      <style:graphic-properties style:protect="size position" style:vertical-pos="from-top" style:vertical-rel="paragraph-content" style:horizontal-pos="from-left" style:horizontal-rel="paragraph" fo:background-color="transparent" draw:fill="none" draw:fill-color="#ffffff" fo:padding="0in" fo:border="none" style:shadow="none" draw:shadow-opacity="100%"/>
    </style:style>
    <style:style style:name="fr3" style:family="graphic" style:parent-style-name="Frame">
      <style:graphic-properties fo:margin-left="0in" fo:margin-right="0in" fo:margin-top="0in" fo:margin-bottom="0in" style:protect="size position" style:vertical-pos="from-top" style:vertical-rel="page" style:horizontal-pos="from-left" style:horizontal-rel="page" fo:background-color="transparent" draw:fill="none" draw:fill-color="#ffffff" fo:padding="0in" fo:border="none" style:shadow="none" draw:shadow-opacity="100%"/>
    </style:style>
    <style:style style:name="fr4"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hadow="none" draw:shadow-opacity="100%"/>
    </style:style>
  </office:automatic-styles>
  <office:body>
    <office:text text:use-soft-page-breaks="true">
      <office:forms form:automatic-focus="false" form:apply-design-mode="false"/>
      <text:variable-decls>
        <text:variable-decl office:value-type="string" text:name="NummerMaschine"/>
        <text:variable-decl office:value-type="string" text:name="Seitensummernkommentar"/>
        <text:variable-decl office:value-type="string" text:name="NummerVersion"/>
        <text:variable-decl office:value-type="string" text:name="NameAnleitung"/>
        <text:variable-decl office:value-type="string" text:name="NameKapitel"/>
        <text:variable-decl office:value-type="string" text:name="NameKunde"/>
        <text:variable-decl office:value-type="string" text:name="NummerAnleitung"/>
      </text:variable-decl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Heading_20_2" text:outline-level="2" text:is-list-header="true"/>
      <text:h text:style-name="P16" text:outline-level="3"><text:bookmark-start text:name="__RefHeading__82236_862976317"/><text:span text:style-name="T8">Heading</text:span> Level 3<text:bookmark-end text:name="__RefHeading__82236_862976317"/></text:h>
      <text:p text:style-name="Braun-Text">Text standard</text:p>
      <text:p text:style-name="Braun-Text">Text standard</text:p>
      <text:p text:style-name="P3"><draw:frame draw:style-name="fr4" draw:name="Rahmen9" text:anchor-type="paragraph" svg:width="6.378in" draw:z-index="0"><draw:text-box fo:min-height="3.1181in"><text:p text:style-name="P5">Figure <text:sequence text:ref-name="refIllustration1" text:name="Illustration" text:formula="ooow:Illustration+1" style:num-format="1">1</text:sequence>: HMI <text:span text:style-name="T6">s</text:span>creen “Safety”</text:p></draw:text-box></draw:frame>Text paragraph</text:p>
      <text:p text:style-name="P3">Text paragraph</text:p>
      <text:p text:style-name="P10">Table <text:sequence text:ref-name="refTable0" text:name="Table" text:formula="ooow:Table+1" style:num-format="1">1</text:sequence>: <text:span text:style-name="T9">Requirements to the personnel</text:span></text:p>
      <table:table table:name="Personalanforderungen" table:style-name="Personalanforderungen">
        <table:table-column table:style-name="Personalanforderungen.A"/>
        <table:table-column table:style-name="Personalanforderungen.B" table:number-columns-repeated="2"/>
        <table:table-column table:style-name="Personalanforderungen.D"/>
        <table:table-column table:style-name="Personalanforderungen.B"/>
        <table:table-column table:style-name="Personalanforderungen.F"/>
        <table:table-row>
          <table:table-cell table:style-name="Personalanforderungen.A1" office:value-type="string">
            <text:p text:style-name="P9">Tätigkeit</text:p>
          </table:table-cell>
          <table:table-cell table:style-name="Personalanforderungen.B1" office:value-type="string">
            <text:p text:style-name="P9">Unterwiesene<text:line-break/>Person</text:p>
          </table:table-cell>
          <table:table-cell table:style-name="Personalanforderungen.B1" office:value-type="string">
            <text:p text:style-name="P9">Bediener<text:line-break/>(unterwiesene<text:line-break/>Person)</text:p>
          </table:table-cell>
          <table:table-cell table:style-name="Personalanforderungen.B1" office:value-type="string">
            <text:p text:style-name="P9">Techniker/<text:line-break/>Mechaniker<text:line-break/>(Person mit<text:line-break/>technischer<text:line-break/>Ausbildung)</text:p>
          </table:table-cell>
          <table:table-cell table:style-name="Personalanforderungen.B1" office:value-type="string">
            <text:p text:style-name="P9">Elektriker<text:line-break/>(Person mit<text:line-break/>elektrotechn.<text:line-break/>Ausbildung)</text:p>
          </table:table-cell>
          <table:table-cell table:style-name="Personalanforderungen.B1" office:value-type="string">
            <text:p text:style-name="P9">Hydrauliker<text:line-break/>(Person mit<text:line-break/>hydraulischer<text:line-break/>Ausbildung)</text:p>
          </table:table-cell>
        </table:table-row>
        <table:table-row>
          <table:table-cell table:style-name="Personalanforderungen.A2" office:value-type="string">
            <text:p text:style-name="P7"><text:span text:style-name="Strong_20_Emphasis"><text:span text:style-name="T2">Transport</text:span></text:span></text:p>
          </table:table-cell>
          <table:table-cell table:style-name="Personalanforderungen.E2" office:value-type="string">
            <text:p text:style-name="P8">X</text:p>
          </table:table-cell>
          <table:table-cell table:style-name="Personalanforderungen.E2" office:value-type="string">
            <text:p text:style-name="P8"/>
          </table:table-cell>
          <table:table-cell table:style-name="Personalanforderungen.D2" office:value-type="string">
            <text:p text:style-name="P8"/>
          </table:table-cell>
          <table:table-cell table:style-name="Personalanforderungen.E2" office:value-type="string">
            <text:p text:style-name="P8"/>
          </table:table-cell>
          <table:table-cell table:style-name="Personalanforderungen.F2" office:value-type="string">
            <text:p text:style-name="P8"/>
          </table:table-cell>
        </table:table-row>
        <table:table-row>
          <table:table-cell table:style-name="Personalanforderungen.A3" office:value-type="string">
            <text:p text:style-name="P7"><text:span text:style-name="Strong_20_Emphasis"><text:span text:style-name="T2">Inbetriebnahme</text:span></text:span></text:p>
          </table:table-cell>
          <table:table-cell table:style-name="Personalanforderungen.E3" office:value-type="string">
            <text:p text:style-name="P8"/>
          </table:table-cell>
          <table:table-cell table:style-name="Personalanforderungen.E3" office:value-type="string">
            <text:p text:style-name="P8"/>
          </table:table-cell>
          <table:table-cell table:style-name="Personalanforderungen.D3" office:value-type="string">
            <text:p text:style-name="P8">X</text:p>
          </table:table-cell>
          <table:table-cell table:style-name="Personalanforderungen.E3" office:value-type="string">
            <text:p text:style-name="P8">X</text:p>
          </table:table-cell>
          <table:table-cell table:style-name="Personalanforderungen.F3" office:value-type="string">
            <text:p text:style-name="P8">X</text:p>
          </table:table-cell>
        </table:table-row>
        <table:table-row>
          <table:table-cell table:style-name="Personalanforderungen.A4" office:value-type="string">
            <text:p text:style-name="P7"><text:span text:style-name="Strong_20_Emphasis"><text:span text:style-name="T2">Demontage</text:span></text:span></text:p>
          </table:table-cell>
          <table:table-cell table:style-name="Personalanforderungen.E4" office:value-type="string">
            <text:p text:style-name="P8"/>
          </table:table-cell>
          <table:table-cell table:style-name="Personalanforderungen.E4" office:value-type="string">
            <text:p text:style-name="P8"/>
          </table:table-cell>
          <table:table-cell table:style-name="Personalanforderungen.D4" office:value-type="string">
            <text:p text:style-name="P8">X</text:p>
          </table:table-cell>
          <table:table-cell table:style-name="Personalanforderungen.E4" office:value-type="string">
            <text:p text:style-name="P8">X</text:p>
          </table:table-cell>
          <table:table-cell table:style-name="Personalanforderungen.F4" office:value-type="string">
            <text:p text:style-name="P8">X</text:p>
          </table:table-cell>
        </table:table-row>
      </table:table>
      <text:p text:style-name="P2">Text paragraph</text:p>
      <text:p text:style-name="P12">Während des Betriebs der Anlage darf sich niemand im <text:span text:style-name="T7">Gefährdungsbereich</text:span> aufhalten. Der Gefährdungsbereich umfasst:</text:p>
      <text:list xml:id="list1317785639" text:style-name="Braun-Aufzählung_20_5cm-Einzug">
        <text:list-item>
          <text:p text:style-name="P14">die Zone innerhalb der Schleifkabine,</text:p>
        </text:list-item>
        <text:list-item>
          <text:p text:style-name="P14">die Zone innerhalb von Sicherheitszäunen,</text:p>
        </text:list-item>
        <text:list-item>
          <text:p text:style-name="P14">der Spänekeller mit der Späneabfuhr.</text:p>
        </text:list-item>
      </text:list>
      <text:p text:style-name="P1"><text:soft-page-break/><text:span text:style-name="T2">Eine neue oder gebrauchte Schleifscheibe muss </text:span><text:span text:style-name="Strong_20_Emphasis"><text:span text:style-name="T2">vor Benutzung 1 bis 2 Minuten im Leerlauf</text:span></text:span><text:span text:style-name="T2"> mit der Nennumfangsgeschwindigkeit getestet werden.</text:span></text:p>
      <text:p text:style-name="P4">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2" svg:font-family="Tahoma"/>
    <style:font-face style:name="SimSun" svg:font-family="SimSun" style:font-adornments="Standard" style:font-pitch="variable"/>
    <style:font-face style:name="Palatino Linotype" svg:font-family="'Palatino Linotype'"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Kursiv" style:font-family-generic="swiss" style:font-pitch="variable"/>
    <style:font-face style:name="Arial1" svg:font-family="Arial" style:font-adornments="Standard"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AT"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Palatino Linotype" fo:font-family="'Palatino Linotype'" style:font-style-name="Standard" style:font-family-generic="roman" style:font-pitch="variable" fo:font-size="10.5pt" fo:language="en" fo:country="US" style:font-name-asian="SimSun" style:font-family-asian="SimSun" style:font-style-name-asian="Standard" style:font-pitch-asian="variable" style:language-asian="zh" style:country-asian="CN"/>
    </style:style>
    <style:style style:name="Heading" style:family="paragraph" style:parent-style-name="Standard" style:next-style-name="Braun-Textabsatz" style:class="text" style:master-page-name="">
      <style:paragraph-properties fo:margin-top="0.1665in" fo:margin-bottom="0.0835in" loext:contextual-spacing="false" style:page-number="auto"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5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fo:font-size="9pt" style:font-name-complex="Tahoma2"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raun-Kopfzeile" style:family="paragraph" style:parent-style-name="Header" style:master-page-name="">
      <style:paragraph-properties style:page-number="auto">
        <style:tab-stops>
          <style:tab-stop style:position="3.189in" style:type="center"/>
          <style:tab-stop style:position="6.378in" style:type="center"/>
        </style:tab-stops>
      </style:paragraph-properties>
      <style:text-properties style:font-name="Arial1" fo:font-family="Arial" style:font-style-name="Standard" style:font-family-generic="swiss" style:font-pitch="variable" fo:font-size="8pt" style:font-size-asian="8pt"/>
    </style:style>
    <style:style style:name="Braun-Fusszeile" style:family="paragraph" style:parent-style-name="Footer" style:master-page-name="">
      <style:paragraph-properties style:page-number="auto">
        <style:tab-stops>
          <style:tab-stop style:position="3.189in" style:type="center"/>
          <style:tab-stop style:position="6.378in" style:type="right"/>
        </style:tab-stops>
      </style:paragraph-properties>
      <style:text-properties style:font-name="Arial1" fo:font-family="Arial" style:font-style-name="Standard" style:font-family-generic="swiss" style:font-pitch="variable" fo:font-size="8pt" style:font-size-asian="8pt"/>
    </style:style>
    <style:style style:name="Braun-Text" style:family="paragraph" style:parent-style-name="Standard" style:master-page-name="">
      <style:paragraph-properties fo:margin-left="1.9689in" fo:margin-right="0in" fo:text-align="justify" style:justify-single-word="false" fo:orphans="2" fo:widows="2" fo:text-indent="0in" style:auto-text-indent="false" style:page-number="auto"/>
    </style:style>
    <style:style style:name="Braun-Textabsatz" style:family="paragraph" style:parent-style-name="Text_20_body" style:master-page-name="">
      <style:paragraph-properties fo:margin-left="1.9689in" fo:margin-right="0in" fo:margin-top="0.1374in" fo:margin-bottom="0.1374in" loext:contextual-spacing="false" fo:text-align="justify" style:justify-single-word="false" fo:orphans="2" fo:widows="2" fo:text-indent="0in" style:auto-text-indent="false" style:page-number="auto"/>
    </style:style>
    <style:style style:name="Illustration" style:family="paragraph" style:parent-style-name="Caption" style:class="extra"/>
    <style:style style:name="Heading_20_1" style:display-name="Heading 1" style:family="paragraph" style:parent-style-name="Heading" style:next-style-name="Braun-Textabsatz" style:default-outline-level="1" style:class="text" style:master-page-name="Braun-Seite_20_Hochformat">
      <loext:graphic-properties draw:fill="solid" draw:fill-color="#e6e6e6" draw:opacity="100%"/>
      <style:paragraph-properties fo:margin-top="0in" fo:margin-bottom="0.2362in" loext:contextual-spacing="false" fo:keep-together="always" style:page-number="1" fo:break-before="auto" fo:break-after="auto" fo:background-color="#e6e6e6" fo:padding-left="0.0398in" fo:padding-right="0.0398in" fo:padding-top="0.0193in" fo:padding-bottom="0.0193in" fo:border="0.99pt solid #e6e6e6" style:shadow="#b3b3b3 0.0354in 0.0354in">
        <style:tab-stops/>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Braun-Textabsatz" style:default-outline-level="2" style:class="text" style:master-page-name="">
      <loext:graphic-properties draw:fill="solid" draw:fill-color="#e6e6e6" draw:opacity="100%"/>
      <style:paragraph-properties fo:margin-top="0in" fo:margin-bottom="0.1965in" loext:contextual-spacing="false" fo:keep-together="always" style:page-number="auto" fo:break-before="page" fo:background-color="#e6e6e6" fo:padding-left="0.0398in" fo:padding-right="0.0398in" fo:padding-top="0.0193in" fo:padding-bottom="0.0193in" fo:border="0.99pt solid #e6e6e6" style:shadow="#b3b3b3 0.0354in 0.0354in"/>
      <style:text-properties fo:text-transform="uppercase"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Braun-Textabsatz" style:default-outline-level="3" style:class="text" style:master-page-name="">
      <loext:graphic-properties draw:fill="solid" draw:fill-color="#e6e6e6" draw:opacity="100%"/>
      <style:paragraph-properties fo:keep-together="always" style:page-number="auto" fo:background-color="#e6e6e6" fo:padding-left="0.0398in" fo:padding-right="0.0398in" fo:padding-top="0.0193in" fo:padding-bottom="0.0193in" fo:border="0.99pt solid #cccccc" style:shadow="#b3b3b3 0.0354in 0.0354in">
        <style:tab-stops/>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Braun-Textabsatz" style:default-outline-level="4" style:class="text" style:master-page-name="">
      <loext:graphic-properties draw:fill="solid" draw:fill-color="#f3f3f4" draw:opacity="100%"/>
      <style:paragraph-properties fo:keep-together="always" style:page-number="auto" fo:background-color="#f3f3f4" fo:padding-left="0.0398in" fo:padding-right="0.0398in" fo:padding-top="0.0193in" fo:padding-bottom="0.0193in" fo:border="0.51pt solid #cccccc" style:shadow="#cccccc 0.0354in 0.0354in">
        <style:tab-stops/>
      </style:paragraph-properties>
      <style:text-properties fo:font-size="85%" fo:font-style="normal" fo:font-weight="bold" style:font-size-asian="85%" style:font-style-asian="normal" style:font-weight-asian="bold" style:font-size-complex="85%" style:font-style-complex="italic" style:font-weight-complex="bold"/>
    </style:style>
    <style:style style:name="Heading_20_5" style:display-name="Heading 5" style:family="paragraph" style:parent-style-name="Heading" style:next-style-name="Braun-Textabsatz" style:default-outline-level="5" style:class="text" style:master-page-name="">
      <loext:graphic-properties draw:fill="solid" draw:fill-color="#f3f3f4" draw:opacity="100%"/>
      <style:paragraph-properties fo:margin-left="2.1654in" fo:margin-right="0in" fo:keep-together="always" fo:text-indent="-0.1965in" style:auto-text-indent="false" style:page-number="auto" fo:background-color="#f3f3f4" fo:padding="0.0193in" fo:border-left="none" fo:border-right="none" fo:border-top="0.51pt solid #cccccc" fo:border-bottom="0.51pt solid #cccccc" style:shadow="non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raun-Textabsatz" style:default-outline-level="6" style:class="text" style:master-page-name="">
      <loext:graphic-properties draw:fill="solid" draw:fill-color="#f3f3f4" draw:opacity="100%"/>
      <style:paragraph-properties fo:margin-left="2.2835in" fo:margin-right="0in" fo:keep-together="always" fo:text-indent="-0.3154in" style:auto-text-indent="false" style:page-number="auto" fo:background-color="#f3f3f4" fo:padding="0.0193in" fo:border-left="none" fo:border-right="none" fo:border-top="0.06pt solid #e6e6e6" fo:border-bottom="0.06pt solid #e6e6e6" style:shadow="none">
        <style:tab-stops/>
      </style:paragraph-properties>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Braun-Textabsatz" style:default-outline-level="7" style:class="text" style:master-page-name="">
      <loext:graphic-properties draw:fill="solid" draw:fill-color="#f3f3f4" draw:opacity="100%"/>
      <style:paragraph-properties fo:margin-left="2.2835in" fo:margin-right="0in" fo:keep-together="always" fo:text-indent="-0.3154in" style:auto-text-indent="false" style:page-number="auto" fo:background-color="#f3f3f4" fo:padding="0.0193in" fo:border-left="none" fo:border-right="none" fo:border-top="0.06pt solid #f2f2f2" fo:border-bottom="0.06pt solid #f2f2f2" style:shadow="none">
        <style:tab-stops/>
      </style:paragraph-propertie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Braun-Textabsatz" style:default-outline-level="8" style:class="text" style:master-page-name="">
      <loext:graphic-properties draw:fill="solid" draw:fill-color="#f3f3f4" draw:opacity="100%"/>
      <style:paragraph-properties fo:margin-left="2.2835in" fo:margin-right="0in" fo:keep-together="always" fo:text-indent="-0.3154in" style:auto-text-indent="false" style:page-number="auto" fo:background-color="#f3f3f4" style:shadow="none">
        <style:tab-stops/>
      </style:paragraph-propertie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Braun-Textabsatz" style:default-outline-level="9" style:class="text" style:master-page-name="">
      <loext:graphic-properties draw:fill="none" draw:fill-color="#99ccff"/>
      <style:paragraph-properties fo:margin-left="2.2835in" fo:margin-right="0in" fo:keep-together="always" fo:text-indent="-0.3154in" style:auto-text-indent="false" style:page-number="auto" fo:background-color="transparent" fo:padding="0.0193in" fo:border-left="none" fo:border-right="none" fo:border-top="0.06pt solid #f3f3f4" fo:border-bottom="0.06pt solid #f3f3f4" style:shadow="none">
        <style:tab-stops/>
      </style:paragraph-propertie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Braun-Textabsatz" style:default-outline-level="10" style:class="text" style:master-page-name="">
      <loext:graphic-properties draw:fill="solid" draw:fill-color="#f3f3f4" draw:opacity="100%"/>
      <style:paragraph-properties fo:keep-together="always" style:page-number="auto" fo:background-color="#f3f3f4" fo:padding="0.0193in" fo:border-left="none" fo:border-right="none" fo:border-top="0.51pt solid #cccccc" fo:border-bottom="0.51pt solid #cccccc" style:shadow="none"/>
      <style:text-properties fo:font-size="85%" fo:font-weight="bold" style:font-size-asian="75%" style:font-weight-asian="bold" style:font-size-complex="75%" style:font-weight-complex="bold"/>
    </style:style>
    <style:style style:name="Braun-Titelüberschrift_20_2" style:display-name="Braun-Titelüberschrift 2" style:family="paragraph" style:parent-style-name="Heading" style:next-style-name="Braun-Textabsatz" style:list-style-name="Braun-Titelnummerierung" style:master-page-name="">
      <loext:graphic-properties draw:fill="solid" draw:fill-color="#e6e6e6" draw:opacity="100%"/>
      <style:paragraph-properties fo:margin-left="0.252in" fo:margin-right="0in" fo:text-indent="-0.252in" style:auto-text-indent="false" style:page-number="auto" fo:break-before="page" fo:background-color="#e6e6e6" fo:padding-left="0.0591in" fo:padding-right="0.0193in" fo:padding-top="0.0193in" fo:padding-bottom="0.0193in" fo:border="0.99pt solid #e6e6e6" style:shadow="#b3b3b3 0.0354in 0.0354in">
        <style:tab-stops/>
      </style:paragraph-properties>
      <style:text-properties fo:text-transform="uppercase" fo:font-weight="bold" style:font-weight-asian="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raun-Titelüberschrift_20_1" style:display-name="Braun-Titelüberschrift 1" style:family="paragraph" style:parent-style-name="Braun-Titelüberschrift_20_2" style:next-style-name="Braun-Textabsatz" style:list-style-name="" style:master-page-name="Standard">
      <loext:graphic-properties draw:fill="solid" draw:fill-color="#e6e6e6" draw:opacity="100%"/>
      <style:paragraph-properties style:page-number="auto" fo:background-color="#e6e6e6">
        <style:tab-stops/>
      </style:paragraph-properties>
      <style:text-properties style:font-weight-asian="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raun-Hinweistext" style:family="paragraph" style:parent-style-name="Braun-Text" style:master-page-name="">
      <style:paragraph-properties fo:margin-left="0in" fo:margin-right="0in" fo:text-indent="0in" style:auto-text-indent="false" style:page-number="auto"/>
    </style:style>
    <style:style style:name="Braun-Hinweissignalwort" style:family="paragraph" style:parent-style-name="Braun-Hinweistext" style:master-page-name="">
      <style:paragraph-properties fo:text-align="center" style:justify-single-word="false" style:page-number="auto"/>
      <style:text-properties fo:text-transform="uppercase" fo:font-size="10.5pt" fo:font-weight="bold"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raun-Tabellenüberschrift" style:family="paragraph" style:parent-style-name="Table_20_Heading" style:class="extra">
      <style:paragraph-properties fo:text-align="start" style:justify-single-word="false"/>
      <style:text-properties style:font-name="Arial2" fo:font-family="Arial" style:font-style-name="Fett Kursiv" style:font-family-generic="swiss" style:font-pitch="variable" fo:font-size="12pt" fo:font-style="italic"/>
    </style:style>
    <style:style style:name="Frame_20_contents" style:display-name="Frame contents" style:family="paragraph" style:parent-style-name="Text_20_body" style:class="extra"/>
    <style:style style:name="Braun-Rahmeninhalt_20_Variablen" style:display-name="Braun-Rahmeninhalt Variablen" style:family="paragraph" style:parent-style-name="Frame_20_contents">
      <style:text-properties fo:font-size="8pt" style:font-size-asian="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fo:font-size="9pt"/>
    </style:style>
    <style:style style:name="Braun-Titelüberschrift_20_3" style:display-name="Braun-Titelüberschrift 3" style:family="paragraph" style:parent-style-name="Heading_20_3" style:next-style-name="Braun-Textabsatz" style:default-outline-level="" style:list-style-name=""/>
    <style:style style:name="Braun-Fusszeile_20_Querformat" style:display-name="Braun-Fusszeile Querformat" style:family="paragraph" style:parent-style-name="Braun-Fusszeile">
      <style:text-properties style:text-rotation-angle="270" style:text-rotation-scale="line-height"/>
    </style:style>
    <style:style style:name="Braun-Kopfzeile_20_Querformat" style:display-name="Braun-Kopfzeile Querformat" style:family="paragraph" style:parent-style-name="Braun-Kopfzeile">
      <style:text-properties style:text-rotation-angle="270" style:text-rotation-scale="line-height"/>
    </style:style>
    <style:style style:name="Braun-Textabsatz_20_nur_20_oben" style:display-name="Braun-Textabsatz nur oben" style:family="paragraph" style:parent-style-name="Braun-Textabsatz" style:next-style-name="Braun-Textabsatz">
      <style:paragraph-properties fo:margin-top="0.1374in" fo:margin-bottom="0in" loext:contextual-spacing="false"/>
    </style:style>
    <style:style style:name="Braun-Textabsatz_20_nur_20_unten" style:display-name="Braun-Textabsatz nur unten" style:family="paragraph" style:parent-style-name="Braun-Textabsatz" style:next-style-name="Braun-Textabsatz">
      <style:paragraph-properties fo:margin-top="0in" fo:margin-bottom="0.1374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master-page-name="">
      <loext:graphic-properties draw:fill="solid" draw:fill-color="#e6e6e6" draw:opacity="100%"/>
      <style:paragraph-properties fo:margin-left="0in" fo:margin-right="0in" fo:text-indent="0in" style:auto-text-indent="false" style:page-number="auto"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text-transform="uppercase" fo:font-size="9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fo:font-size="9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text-properties fo:font-size="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text-properties fo:font-size="9pt"/>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text-properties fo:font-size="9pt"/>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text-properties fo:font-size="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9pt"/>
    </style:style>
    <style:style style:name="Braun-Hinweisüberschrift" style:family="paragraph" style:parent-style-name="Braun-Hinweistext" style:next-style-name="Braun-Hinweistext" style:master-page-name="">
      <style:paragraph-properties style:page-number="auto"/>
      <style:text-properties fo:font-size="10.5pt" fo:font-weight="bold" style:font-weight-asian="bold"/>
    </style:style>
    <style:style style:name="Braun-Textabsatz_20_links_20_beginnend" style:display-name="Braun-Textabsatz links beginnend" style:family="paragraph" style:parent-style-name="Braun-Textabsatz">
      <style:paragraph-properties fo:margin-left="0in" fo:margin-right="0in" fo:text-indent="0in" style:auto-text-indent="false"/>
    </style:style>
    <style:style style:name="Braun-Text_20_links_20_beginnend" style:display-name="Braun-Text links beginnend" style:family="paragraph" style:parent-style-name="Braun-Text" style:master-page-name="">
      <style:paragraph-properties fo:margin-left="0in" fo:margin-right="0in" fo:text-indent="0in" style:auto-text-indent="false" style:page-number="auto"/>
    </style:style>
    <style:style style:name="Index_20_Heading" style:display-name="Index Heading" style:family="paragraph" style:parent-style-name="Heading" style:class="index" style:master-page-name="">
      <loext:graphic-properties draw:fill="solid" draw:fill-color="#e6e6e6" draw:opacity="100%"/>
      <style:paragraph-properties fo:margin-left="0in" fo:margin-right="0in" fo:text-indent="0in" style:auto-text-indent="false" style:page-number="auto"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loext:graphic-properties draw:fill="solid" draw:fill-color="#e6e6e6" draw:opacity="100%"/>
      <style:paragraph-properties fo:margin-left="0in" fo:margin-right="0in" fo:text-indent="0in" style:auto-text-indent="false" style:page-number="auto" fo:background-color="#e6e6e6" fo:padding-left="0.0398in" fo:padding-right="0.0398in" fo:padding-top="0.0193in" fo:padding-bottom="0.0193in" fo:border="0.99pt solid #cccccc" style:shadow="#b3b3b3 0.0354in 0.0354in" text:number-lines="false" text:line-number="0">
        <style:tab-stops/>
      </style:paragraph-properties>
      <style:text-properties fo:font-size="13pt" fo:font-weight="bold" style:font-size-asian="16pt" style:font-weight-asian="bold" style:font-size-complex="16pt" style:font-weight-complex="bold"/>
    </style:style>
    <style:style style:name="Table_20_index_20_heading" style:display-name="Table index heading" style:family="paragraph" style:parent-style-name="Heading" style:class="index">
      <loext:graphic-properties draw:fill="solid" draw:fill-color="#e6e6e6" draw:opacity="100%"/>
      <style:paragraph-properties fo:margin-left="0in" fo:margin-right="0in" fo:text-indent="0in" style:auto-text-indent="false"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User_20_Index_20_Heading" style:display-name="User Index Heading" style:family="paragraph" style:parent-style-name="Heading" style:class="index">
      <loext:graphic-properties draw:fill="solid" draw:fill-color="#e6e6e6" draw:opacity="100%"/>
      <style:paragraph-properties fo:margin-left="0in" fo:margin-right="0in" fo:text-indent="0in" style:auto-text-indent="false"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loext:graphic-properties draw:fill="solid" draw:fill-color="#e6e6e6" draw:opacity="100%"/>
      <style:paragraph-properties fo:margin-left="0in" fo:margin-right="0in" fo:text-indent="0in" style:auto-text-indent="false"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Bibliography_20_Heading" style:display-name="Bibliography Heading" style:family="paragraph" style:parent-style-name="Heading" style:class="index">
      <loext:graphic-properties draw:fill="solid" draw:fill-color="#e6e6e6" draw:opacity="100%"/>
      <style:paragraph-properties fo:margin-left="0in" fo:margin-right="0in" fo:text-indent="0in" style:auto-text-indent="false" fo:background-color="#e6e6e6" fo:padding-left="0.0398in" fo:padding-right="0.0398in" fo:padding-top="0.0193in" fo:padding-bottom="0.0193in" fo:border="0.99pt solid #cccccc" style:shadow="#b3b3b3 0.0354in 0.0354in" text:number-lines="false" text:line-number="0"/>
      <style:text-properties fo:font-size="13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raun-Deckblatt-Infos" style:family="paragraph" style:parent-style-name="Braun-Text" style:master-page-name="">
      <style:paragraph-properties fo:margin-left="0in" fo:margin-right="0in" fo:text-align="center" style:justify-single-word="false" fo:text-indent="0in" style:auto-text-indent="false" style:page-number="auto"/>
      <style:text-properties fo:font-size="20pt" fo:font-weight="bold"/>
    </style:style>
    <style:style style:name="Braun-Deckblatt-Beschreibung" style:family="paragraph" style:parent-style-name="Braun-Deckblatt-Infos">
      <style:text-properties fo:text-transform="uppercase"/>
    </style:style>
    <style:style style:name="Braun-Deckblatt-Titel" style:family="paragraph" style:parent-style-name="Braun-Deckblatt-Beschreibung">
      <style:text-properties fo:font-size="30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raun-HMI-Befehl" style:family="text">
      <style:text-properties fo:color="#800080" fo:font-style="italic" fo:font-weight="bold"/>
    </style:style>
    <style:style style:name="Braun-Verweis_20_auf_20_anderes_20_Kapitel" style:display-name="Braun-Verweis auf anderes Kapitel" style:family="text">
      <style:text-properties fo:font-style="italic"/>
    </style:style>
    <style:style style:name="Kleine_20_Buchstaben" style:display-name="Kleine Buchstaben" style:family="text">
      <style:text-properties fo:text-transform="lowercase"/>
    </style:style>
    <style:style style:name="Visited_20_Internet_20_Link" style:display-name="Visited Internet Link" style:family="text">
      <style:text-properties fo:color="#800000" fo:language="zxx" fo:country="none" style:text-underline-style="none"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Rahmen_20_Dokumentvariablen" style:display-name="Rahmen Dokumentvariablen" style:family="graphic" style:parent-style-name="Frame">
      <style:graphic-properties svg:width="0.9839in" fo:min-height="0.0547in" text:anchor-type="paragraph" svg:x="0in" svg:y="0in" fo:margin-left="0.0783in" fo:margin-right="0.0783in" fo:margin-top="0.0783in" fo:margin-bottom="0.0783in" style:print-content="false" style:run-through="background" style:wrap="run-through" style:number-wrapped-paragraphs="no-limit" style:vertical-pos="top" style:vertical-rel="page" style:horizontal-pos="left" style:horizontal-rel="page" fo:background-color="#ffcc99" style:background-transparency="75%" draw:fill="solid" draw:fill-color="#ffcc99" draw:opacity="25%" fo:padding="0in" fo:border="none" style:shadow="none" draw:shadow-opacity="100%">
        <style:columns fo:column-count="1" fo:column-gap="0in"/>
      </style:graphic-properties>
    </style:style>
    <text:outline-style style:name="Outline">
      <text:outline-level-style text:level="1" style:num-format="1" text:start-value="2">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a">
        <style:list-level-properties text:list-level-position-and-space-mode="label-alignment">
          <style:list-level-label-alignment text:label-followed-by="space" fo:text-indent="-0.2953in" fo:margin-left="0.2953in"/>
        </style:list-level-properties>
      </text:outline-level-style>
      <text:outline-level-style text:level="6" style:num-format="i"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A">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71in" fo:margin-left="0.3543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75in" fo:margin-left="0.5516in"/>
        </style:list-level-properties>
      </text:list-level-style-number>
      <text:list-level-style-number text:level="4" text:style-name="Numbering_20_Symbols" style:num-suffix="." style:num-format="i" text:display-levels="4">
        <style:list-level-properties text:list-level-position-and-space-mode="label-alignment" fo:text-align="end">
          <style:list-level-label-alignment text:label-followed-by="space" fo:text-indent="-0.1575in" fo:margin-left="1.1811in"/>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1575in" fo:margin-left="0.9453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1571in" fo:margin-left="1.1417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1575in" fo:margin-left="1.339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1571in" fo:margin-left="1.5354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1571in" fo:margin-left="1.7319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1571in" fo:margin-left="1.9291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72in" fo:margin-left="0.3937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374in" fo:margin-left="0.1374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772in" fo:margin-left="0.3744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2362in" fo:margin-left="0.6299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2161in" fo:margin-left="0.807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575in" fo:margin-left="0.9453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2354in" fo:margin-left="1.220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2756in" fo:margin-left="1.457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3146in" fo:margin-left="1.6929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2165in" fo:margin-left="1.79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764in" fo:margin-left="1.9484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181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1181in" fo:margin-left="0.2756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1189in" fo:margin-left="0.433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1181in" fo:margin-left="0.590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1181in" fo:margin-left="0.748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1181in" fo:margin-left="0.905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1189in" fo:margin-left="1.0634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1181in" fo:margin-left="1.2201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1181in" fo:margin-left="1.378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1181in" fo:margin-left="1.5354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1575in" fo:margin-left="0.2756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1575in" fo:margin-left="0.3937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fo:text-indent="-0.1575in" fo:margin-left="0.5118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fo:text-indent="-0.1575in" fo:margin-left="0.748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fo:text-indent="-0.1571in" fo:margin-left="0.8661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fo:text-indent="-0.1571in" fo:margin-left="0.9839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fo:text-indent="-0.1571in" fo:margin-left="1.102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fo:text-indent="-0.1571in" fo:margin-left="1.2201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space" fo:text-indent="-0.1965in" fo:margin-left="0.1965in"/>
        </style:list-level-properties>
        <style:text-properties fo:font-family="OpenSymbol"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space" fo:text-indent="-0.1953in" fo:margin-left="0.3508in"/>
        </style:list-level-properties>
        <style:text-properties fo:font-family="OpenSymbol" style:font-style-name="Regular" style:font-pitch="variable" style:font-charset="x-symbol"/>
      </text:list-level-style-bullet>
      <text:list-level-style-bullet text:level="3" text:style-name="Bullet_20_Symbols" text:bullet-char="☑">
        <style:list-level-properties text:list-level-position-and-space-mode="label-alignment">
          <style:list-level-label-alignment text:label-followed-by="space" fo:text-indent="-0.1965in" fo:margin-left="0.1965in"/>
        </style:list-level-properties>
        <style:text-properties fo:font-family="OpenSymbol" style:font-style-name="Regular" style:font-pitch="variable" style:font-charset="x-symbol"/>
      </text:list-level-style-bullet>
      <text:list-level-style-bullet text:level="4" text:style-name="Bullet_20_Symbols" text:bullet-char="□">
        <style:list-level-properties text:list-level-position-and-space-mode="label-alignment">
          <style:list-level-label-alignment text:label-followed-by="space" fo:text-indent="-0.1953in" fo:margin-left="0.3508in"/>
        </style:list-level-properties>
        <style:text-properties fo:font-family="OpenSymbol" style:font-style-name="Regular" style:font-pitch="variable" style:font-charset="x-symbol"/>
      </text:list-level-style-bullet>
      <text:list-level-style-bullet text:level="5" text:style-name="Bullet_20_Symbols" text:bullet-char="☑">
        <style:list-level-properties text:list-level-position-and-space-mode="label-alignment">
          <style:list-level-label-alignment text:label-followed-by="space" fo:text-indent="-0.1965in" fo:margin-left="0.1965in"/>
        </style:list-level-properties>
        <style:text-properties fo:font-family="OpenSymbol" style:font-style-name="Regular" style:font-pitch="variable" style:font-charset="x-symbol"/>
      </text:list-level-style-bullet>
      <text:list-level-style-bullet text:level="6" text:style-name="Bullet_20_Symbols" text:bullet-char="□">
        <style:list-level-properties text:list-level-position-and-space-mode="label-alignment">
          <style:list-level-label-alignment text:label-followed-by="space" fo:text-indent="-0.1953in" fo:margin-left="0.3508in"/>
        </style:list-level-properties>
        <style:text-properties fo:font-family="OpenSymbol" style:font-style-name="Regular" style:font-pitch="variable" style:font-charset="x-symbol"/>
      </text:list-level-style-bullet>
      <text:list-level-style-bullet text:level="7" text:style-name="Bullet_20_Symbols" text:bullet-char="☑">
        <style:list-level-properties text:list-level-position-and-space-mode="label-alignment">
          <style:list-level-label-alignment text:label-followed-by="space" fo:text-indent="-0.1965in" fo:margin-left="0.1965in"/>
        </style:list-level-properties>
        <style:text-properties fo:font-family="OpenSymbol" style:font-style-name="Regular" style:font-pitch="variable" style:font-charset="x-symbol"/>
      </text:list-level-style-bullet>
      <text:list-level-style-bullet text:level="8" text:style-name="Bullet_20_Symbols" text:bullet-char="□">
        <style:list-level-properties text:list-level-position-and-space-mode="label-alignment">
          <style:list-level-label-alignment text:label-followed-by="space" fo:text-indent="-0.1953in" fo:margin-left="0.3508in"/>
        </style:list-level-properties>
        <style:text-properties fo:font-family="OpenSymbol" style:font-style-name="Regular" style:font-pitch="variable" style:font-charset="x-symbol"/>
      </text:list-level-style-bullet>
      <text:list-level-style-bullet text:level="9" text:style-name="Bullet_20_Symbols" text:bullet-char="☑">
        <style:list-level-properties text:list-level-position-and-space-mode="label-alignment">
          <style:list-level-label-alignment text:label-followed-by="space" fo:text-indent="-0.1965in" fo:margin-left="0.1965in"/>
        </style:list-level-properties>
        <style:text-properties fo:font-family="OpenSymbol" style:font-style-name="Regular" style:font-pitch="variable" style:font-charset="x-symbol"/>
      </text:list-level-style-bullet>
      <text:list-level-style-bullet text:level="10" text:style-name="Bullet_20_Symbols" text:bullet-char="□">
        <style:list-level-properties text:list-level-position-and-space-mode="label-alignment">
          <style:list-level-label-alignment text:label-followed-by="space" fo:text-indent="-0.1953in" fo:margin-left="0.3508in"/>
        </style:list-level-properties>
        <style:text-properties fo:font-family="OpenSymbol" style:font-style-name="Regular" style:font-pitch="variable" style:font-charset="x-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fo:font-family="OpenSymbol"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fo:font-family="OpenSymbol" style:font-style-name="Regular" style:font-pitch="variable" style:font-charset="x-symbol"/>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fo:font-family="OpenSymbol" style:font-style-name="Regular" style:font-pitch="variable" style:font-charset="x-symbol"/>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fo:font-family="OpenSymbol" style:font-style-name="Regular" style:font-pitch="variable" style:font-charset="x-symbol"/>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fo:font-family="OpenSymbol" style:font-style-name="Regular" style:font-pitch="variable" style:font-charset="x-symbol"/>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fo:font-family="OpenSymbol" style:font-style-name="Regular" style:font-pitch="variable" style:font-charset="x-symbol"/>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fo:font-family="OpenSymbol" style:font-style-name="Regular" style:font-pitch="variable" style:font-charset="x-symbol"/>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fo:font-family="OpenSymbol" style:font-style-name="Regular" style:font-pitch="variable" style:font-charset="x-symbol"/>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fo:font-family="OpenSymbol" style:font-style-name="Regular" style:font-pitch="variable" style:font-charset="x-symbol"/>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fo:font-family="OpenSymbol" style:font-style-name="Regular" style:font-pitch="variable" style:font-charset="x-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fo:font-family="OpenSymbol"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fo:font-family="OpenSymbol" style:font-style-name="Regular" style:font-pitch="variable" style:font-charset="x-symbol"/>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fo:font-family="OpenSymbol" style:font-style-name="Regular" style:font-pitch="variable" style:font-charset="x-symbol"/>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fo:font-family="OpenSymbol" style:font-style-name="Regular" style:font-pitch="variable" style:font-charset="x-symbol"/>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fo:font-family="OpenSymbol" style:font-style-name="Regular" style:font-pitch="variable" style:font-charset="x-symbol"/>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fo:font-family="OpenSymbol" style:font-style-name="Regular" style:font-pitch="variable" style:font-charset="x-symbol"/>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fo:font-family="OpenSymbol" style:font-style-name="Regular" style:font-pitch="variable" style:font-charset="x-symbol"/>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fo:font-family="OpenSymbol" style:font-style-name="Regular" style:font-pitch="variable" style:font-charset="x-symbol"/>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fo:font-family="OpenSymbol" style:font-style-name="Regular" style:font-pitch="variable" style:font-charset="x-symbol"/>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fo:font-family="OpenSymbol" style:font-style-name="Regular" style:font-pitch="variable" style:font-charset="x-symbol"/>
      </text:list-level-style-bullet>
    </text:list-style>
    <text:list-style style:name="Braun-Titelnummerierung">
      <text:list-level-style-number text:level="1" text:style-name="Numbering_20_Symbols"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25in" fo:margin-left="2.75in"/>
        </style:list-level-properties>
      </text:list-level-style-number>
    </text:list-style>
    <text:list-style style:name="Braun-Aufzählung">
      <text:list-level-style-bullet text:level="1" text:style-name="Bullet_20_Symbols" text:bullet-char="•">
        <style:list-level-properties text:list-level-position-and-space-mode="label-alignment">
          <style:list-level-label-alignment text:label-followed-by="space" fo:text-indent="-0.1339in" fo:margin-left="0.386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89in" fo:margin-left="0.689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866in" fo:margin-left="0.9366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22in" fo:margin-left="1.12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909in" fo:margin-left="1.440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846in" fo:margin-left="1.6846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319in" fo:margin-left="1.881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929in" fo:margin-left="2.192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835in" fo:margin-left="2.433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299in" fo:margin-left="2.6299in"/>
        </style:list-level-properties>
        <style:text-properties style:font-name="StarSymbol"/>
      </text:list-level-style-bullet>
    </text:list-style>
    <text:list-style style:name="Braun-Aufzählung_20_ohne_20_Einzug" style:display-name="Braun-Aufzählung ohne Einzug">
      <text:list-level-style-bullet text:level="1" text:style-name="Bullet_20_Symbols" text:bullet-char="•">
        <style:list-level-properties text:list-level-position-and-space-mode="label-alignment">
          <style:list-level-label-alignment text:label-followed-by="space" fo:text-indent="-0.1339in" fo:margin-left="0.1339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339in" fo:margin-left="0.2681in"/>
        </style:list-level-properties>
        <style:text-properties style:font-name="Tahoma"/>
      </text:list-level-style-bullet>
      <text:list-level-style-bullet text:level="3" text:style-name="Bullet_20_Symbols" text:bullet-char="▪">
        <style:list-level-properties text:list-level-position-and-space-mode="label-alignment">
          <style:list-level-label-alignment text:label-followed-by="space" fo:text-indent="-0.1335in" fo:margin-left="0.4016in"/>
        </style:list-level-properties>
        <style:text-properties style:font-name="Tahoma"/>
      </text:list-level-style-bullet>
      <text:list-level-style-bullet text:level="4" text:style-name="Bullet_20_Symbols" text:bullet-char="•">
        <style:list-level-properties text:list-level-position-and-space-mode="label-alignment">
          <style:list-level-label-alignment text:label-followed-by="space" fo:text-indent="-0.1339in" fo:margin-left="0.5354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339in" fo:margin-left="0.6693in"/>
        </style:list-level-properties>
        <style:text-properties style:font-name="Tahoma"/>
      </text:list-level-style-bullet>
      <text:list-level-style-bullet text:level="6" text:style-name="Bullet_20_Symbols" text:bullet-char="▪">
        <style:list-level-properties text:list-level-position-and-space-mode="label-alignment">
          <style:list-level-label-alignment text:label-followed-by="space" fo:text-indent="-0.1339in" fo:margin-left="0.8035in"/>
        </style:list-level-properties>
        <style:text-properties style:font-name="Tahoma"/>
      </text:list-level-style-bullet>
      <text:list-level-style-bullet text:level="7" text:style-name="Bullet_20_Symbols" text:bullet-char="•">
        <style:list-level-properties text:list-level-position-and-space-mode="label-alignment">
          <style:list-level-label-alignment text:label-followed-by="space" fo:text-indent="-0.1335in" fo:margin-left="0.9366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339in" fo:margin-left="1.0709in"/>
        </style:list-level-properties>
        <style:text-properties style:font-name="Tahoma"/>
      </text:list-level-style-bullet>
      <text:list-level-style-bullet text:level="9" text:style-name="Bullet_20_Symbols" text:bullet-char="▪">
        <style:list-level-properties text:list-level-position-and-space-mode="label-alignment">
          <style:list-level-label-alignment text:label-followed-by="space" fo:text-indent="-0.1339in" fo:margin-left="1.2047in"/>
        </style:list-level-properties>
        <style:text-properties style:font-name="Tahoma"/>
      </text:list-level-style-bullet>
      <text:list-level-style-bullet text:level="10" text:style-name="Bullet_20_Symbols" text:bullet-char="•">
        <style:list-level-properties text:list-level-position-and-space-mode="label-alignment">
          <style:list-level-label-alignment text:label-followed-by="space" fo:text-indent="-0.1339in" fo:margin-left="1.339in"/>
        </style:list-level-properties>
        <style:text-properties style:font-name="StarSymbol"/>
      </text:list-level-style-bullet>
    </text:list-style>
    <text:list-style style:name="Braun-Nummerierung_20_a" style:display-name="Braun-Nummerierung a">
      <text:list-level-style-number text:level="1" text:style-name="Numbering_20_Symbols" style:num-suffix=")" style:num-format="a">
        <style:list-level-properties text:list-level-position-and-space-mode="label-alignment">
          <style:list-level-label-alignment text:label-followed-by="space" fo:text-indent="-0.1772in" fo:margin-left="0.1772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space" fo:text-indent="-0.1772in" fo:margin-left="0.6102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772in" fo:margin-left="0.7283in"/>
        </style:list-level-properties>
      </text:list-level-style-number>
      <text:list-level-style-number text:level="4" text:style-name="Numbering_20_Symbols" style:num-suffix=")" style:num-format="a" text:display-levels="2">
        <style:list-level-properties text:list-level-position-and-space-mode="label-alignment">
          <style:list-level-label-alignment text:label-followed-by="space" fo:text-indent="-0.1772in" fo:margin-left="1.0043in"/>
        </style:list-level-properties>
      </text:list-level-style-number>
      <text:list-level-style-number text:level="5" text:style-name="Numbering_20_Symbols" style:num-suffix=")" style:num-format="i" text:display-levels="3">
        <style:list-level-properties text:list-level-position-and-space-mode="label-alignment" fo:text-align="end">
          <style:list-level-label-alignment text:label-followed-by="space" fo:text-indent="-0.1772in" fo:margin-left="1.6728in"/>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space" fo:text-indent="-0.1772in" fo:margin-left="1.5547in"/>
        </style:list-level-properties>
      </text:list-level-style-number>
      <text:list-level-style-number text:level="7" text:style-name="Numbering_20_Symbols" style:num-suffix=")" style:num-format="a" text:display-levels="5">
        <style:list-level-properties text:list-level-position-and-space-mode="label-alignment">
          <style:list-level-label-alignment text:label-followed-by="space" fo:text-indent="-0.1772in" fo:margin-left="1.8307in"/>
        </style:list-level-properties>
      </text:list-level-style-number>
      <text:list-level-style-number text:level="8" text:style-name="Numbering_20_Symbols" style:num-suffix=")" style:num-format="i" text:display-levels="6">
        <style:list-level-properties text:list-level-position-and-space-mode="label-alignment" fo:text-align="end">
          <style:list-level-label-alignment text:label-followed-by="space" fo:text-indent="-0.178in" fo:margin-left="2.8154in"/>
        </style:list-level-properties>
      </text:list-level-style-number>
      <text:list-level-style-number text:level="9" text:style-name="Numbering_20_Symbols" style:num-suffix=")" style:num-format="1" text:display-levels="7">
        <style:list-level-properties text:list-level-position-and-space-mode="label-alignment">
          <style:list-level-label-alignment text:label-followed-by="space" fo:text-indent="-0.1772in" fo:margin-left="2.3819in"/>
        </style:list-level-properties>
      </text:list-level-style-number>
      <text:list-level-style-number text:level="10" text:style-name="Numbering_20_Symbols" style:num-suffix=")" style:num-format="a" text:display-levels="8">
        <style:list-level-properties text:list-level-position-and-space-mode="label-alignment">
          <style:list-level-label-alignment text:label-followed-by="space" fo:text-indent="-0.1772in" fo:margin-left="2.6575in"/>
        </style:list-level-properties>
      </text:list-level-style-number>
    </text:list-style>
    <text:list-style style:name="Braun-Nummerierung_20_a_20_5cm-Einzug" style:display-name="Braun-Nummerierung a 5cm-Einzug">
      <text:list-level-style-number text:level="1" text:style-name="Numbering_20_Symbols" style:num-suffix=")" style:num-format="a">
        <style:list-level-properties text:list-level-position-and-space-mode="label-alignment">
          <style:list-level-label-alignment text:label-followed-by="space" fo:text-indent="-0.1772in" fo:margin-left="2.1457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space" fo:text-indent="-0.1772in" fo:margin-left="2.5783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772in" fo:margin-left="2.6965in"/>
        </style:list-level-properties>
      </text:list-level-style-number>
      <text:list-level-style-number text:level="4" text:style-name="Numbering_20_Symbols" style:num-suffix=")" style:num-format="a" text:display-levels="2">
        <style:list-level-properties text:list-level-position-and-space-mode="label-alignment">
          <style:list-level-label-alignment text:label-followed-by="space" fo:text-indent="-0.1772in" fo:margin-left="2.972in"/>
        </style:list-level-properties>
      </text:list-level-style-number>
      <text:list-level-style-number text:level="5" text:style-name="Numbering_20_Symbols" style:num-suffix=")" style:num-format="i" text:display-levels="3">
        <style:list-level-properties text:list-level-position-and-space-mode="label-alignment" fo:text-align="end">
          <style:list-level-label-alignment text:label-followed-by="space" fo:text-indent="-0.1772in" fo:margin-left="3.6811in"/>
        </style:list-level-properties>
      </text:list-level-style-number>
      <text:list-level-style-number text:level="6" text:style-name="Numbering_20_Symbols" style:num-suffix=")" style:num-format="1" text:display-levels="4">
        <style:list-level-properties text:list-level-position-and-space-mode="label-alignment">
          <style:list-level-label-alignment text:label-followed-by="space" fo:text-indent="-0.1772in" fo:margin-left="3.5236in"/>
        </style:list-level-properties>
      </text:list-level-style-number>
      <text:list-level-style-number text:level="7" text:style-name="Numbering_20_Symbols" style:num-suffix=")" style:num-format="a" text:display-levels="5">
        <style:list-level-properties text:list-level-position-and-space-mode="label-alignment">
          <style:list-level-label-alignment text:label-followed-by="space" fo:text-indent="-0.1772in" fo:margin-left="3.7992in"/>
        </style:list-level-properties>
      </text:list-level-style-number>
      <text:list-level-style-number text:level="8" text:style-name="Numbering_20_Symbols" style:num-suffix=")" style:num-format="i" text:display-levels="6">
        <style:list-level-properties text:list-level-position-and-space-mode="label-alignment" fo:text-align="end">
          <style:list-level-label-alignment text:label-followed-by="space" fo:text-indent="-0.1772in" fo:margin-left="4.9016in"/>
        </style:list-level-properties>
      </text:list-level-style-number>
      <text:list-level-style-number text:level="9" text:style-name="Numbering_20_Symbols" style:num-suffix=")" style:num-format="1" text:display-levels="7">
        <style:list-level-properties text:list-level-position-and-space-mode="label-alignment">
          <style:list-level-label-alignment text:label-followed-by="space" fo:text-indent="-0.178in" fo:margin-left="4.3508in"/>
        </style:list-level-properties>
      </text:list-level-style-number>
      <text:list-level-style-number text:level="10" text:style-name="Numbering_20_Symbols" style:num-suffix=")" style:num-format="a" text:display-levels="8">
        <style:list-level-properties text:list-level-position-and-space-mode="label-alignment">
          <style:list-level-label-alignment text:label-followed-by="space" fo:text-indent="-0.1772in" fo:margin-left="4.6256in"/>
        </style:list-level-properties>
      </text:list-level-style-number>
    </text:list-style>
    <text:list-style style:name="Braun-Aufzählung_20_5cm-Einzug" style:display-name="Braun-Aufzählung 5cm-Einzug">
      <text:list-level-style-bullet text:level="1" text:style-name="Bullet_20_Symbols" text:bullet-char="•">
        <style:list-level-properties text:list-level-position-and-space-mode="label-alignment">
          <style:list-level-label-alignment text:label-followed-by="space" fo:text-indent="-0.1335in" fo:margin-left="2.1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339in" fo:margin-left="2.2362in"/>
        </style:list-level-properties>
        <style:text-properties style:font-name="Tahoma"/>
      </text:list-level-style-bullet>
      <text:list-level-style-bullet text:level="3" text:style-name="Bullet_20_Symbols" text:bullet-char="▪">
        <style:list-level-properties text:list-level-position-and-space-mode="label-alignment">
          <style:list-level-label-alignment text:label-followed-by="space" fo:text-indent="-0.1339in" fo:margin-left="2.3701in"/>
        </style:list-level-properties>
        <style:text-properties style:font-name="Tahoma"/>
      </text:list-level-style-bullet>
      <text:list-level-style-bullet text:level="4" text:style-name="Bullet_20_Symbols" text:bullet-char="•">
        <style:list-level-properties text:list-level-position-and-space-mode="label-alignment">
          <style:list-level-label-alignment text:label-followed-by="space" fo:text-indent="-0.1339in" fo:margin-left="2.5043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335in" fo:margin-left="2.6374in"/>
        </style:list-level-properties>
        <style:text-properties style:font-name="Tahoma"/>
      </text:list-level-style-bullet>
      <text:list-level-style-bullet text:level="6" text:style-name="Bullet_20_Symbols" text:bullet-char="▪">
        <style:list-level-properties text:list-level-position-and-space-mode="label-alignment">
          <style:list-level-label-alignment text:label-followed-by="space" fo:text-indent="-0.1339in" fo:margin-left="2.7717in"/>
        </style:list-level-properties>
        <style:text-properties style:font-name="Tahoma"/>
      </text:list-level-style-bullet>
      <text:list-level-style-bullet text:level="7" text:style-name="Bullet_20_Symbols" text:bullet-char="•">
        <style:list-level-properties text:list-level-position-and-space-mode="label-alignment">
          <style:list-level-label-alignment text:label-followed-by="space" fo:text-indent="-0.1339in" fo:margin-left="2.905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339in" fo:margin-left="3.0398in"/>
        </style:list-level-properties>
        <style:text-properties style:font-name="Tahoma"/>
      </text:list-level-style-bullet>
      <text:list-level-style-bullet text:level="9" text:style-name="Bullet_20_Symbols" text:bullet-char="▪">
        <style:list-level-properties text:list-level-position-and-space-mode="label-alignment">
          <style:list-level-label-alignment text:label-followed-by="space" fo:text-indent="-0.1335in" fo:margin-left="3.1728in"/>
        </style:list-level-properties>
        <style:text-properties style:font-name="Tahoma"/>
      </text:list-level-style-bullet>
      <text:list-level-style-bullet text:level="10" text:style-name="Bullet_20_Symbols" text:bullet-char="•">
        <style:list-level-properties text:list-level-position-and-space-mode="label-alignment">
          <style:list-level-label-alignment text:label-followed-by="space" fo:text-indent="-0.1339in" fo:margin-left="3.3071in"/>
        </style:list-level-properties>
        <style:text-properties style:font-name="StarSymbol"/>
      </text:list-level-style-bullet>
    </text:list-style>
    <text:list-style style:name="Braun-Nummerierung_20_1_20_5cm-Einzug" style:display-name="Braun-Nummerierung 1 5cm-Einzug">
      <text:list-level-style-number text:level="1" text:style-name="Numbering_20_Symbols" style:num-suffix="." style:num-format="1">
        <style:list-level-properties text:list-level-position-and-space-mode="label-alignment">
          <style:list-level-label-alignment text:label-followed-by="space" fo:text-indent="-0.1571in" fo:margin-left="2.1256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1575in" fo:margin-left="2.3228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1571in" fo:margin-left="2.5193in"/>
        </style:list-level-properties>
      </text:list-level-style-number>
      <text:list-level-style-number text:level="4" text:style-name="Numbering_20_Symbols" style:num-suffix="." style:num-format="i" text:display-levels="4">
        <style:list-level-properties text:list-level-position-and-space-mode="label-alignment" fo:text-align="end">
          <style:list-level-label-alignment text:label-followed-by="space" fo:text-indent="-0.1571in" fo:margin-left="3.1492in"/>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1571in" fo:margin-left="2.9134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1575in" fo:margin-left="3.1102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1575in" fo:margin-left="3.3071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1575in" fo:margin-left="3.5043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1575in" fo:margin-left="3.7008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1575in" fo:margin-left="3.898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AT"/>
    <text:linenumbering-configuration text:style-name="Line_20_numbering" text:number-lines="false" text:offset="0.1965in" style:num-format="1" text:number-position="left" text:increment="5"/>
  </office:styles>
  <office:automatic-styles>
    <style:style style:name="MT1" style:family="text">
      <style:text-properties fo:font-size="10pt" style:font-size-asian="10pt" style:font-size-complex="10pt"/>
    </style:style>
    <style:style style:name="Mfr1" style:family="graphic" style:parent-style-name="Frame">
      <style:graphic-properties style:protect="size position" style:vertical-pos="from-top" style:vertical-rel="page" style:horizontal-pos="from-left" style:horizontal-rel="page" fo:background-color="transparent" draw:fill="none" draw:fill-color="#ffffff" fo:padding="0in" fo:border="none" style:shadow="none" draw:shadow-opacity="100%"/>
    </style:style>
    <style:style style:name="Mfr2" style:family="graphic" style:parent-style-name="Frame">
      <style:graphic-properties style:protect="size position" style:vertical-pos="from-top" style:vertical-rel="paragraph-content" style:horizontal-pos="from-left" style:horizontal-rel="paragraph" fo:background-color="transparent" draw:fill="none" draw:fill-color="#ffffff" fo:padding="0in" fo:border="none" style:shadow="none" draw:shadow-opacity="100%"/>
    </style:style>
    <style:style style:name="Mfr3" style:family="graphic" style:parent-style-name="Frame">
      <style:graphic-properties fo:margin-left="0in" fo:margin-right="0in" fo:margin-top="0in" fo:margin-bottom="0in" style:protect="size position" style:vertical-pos="from-top" style:vertical-rel="page" style:horizontal-pos="from-left" style:horizontal-rel="page" fo:background-color="transparent" draw:fill="none" draw:fill-color="#ffffff" fo:padding="0in" fo:border="none" style:shadow="none" draw:shadow-opacity="10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118in" fo:margin-bottom="0.5902in" fo:margin-left="1.102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9839in" fo:margin-bottom="0.6693in" fo:margin-left="1.2598in" fo:margin-right="1.259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1181in" fo:margin-left="0in" fo:margin-right="0in" fo:margin-bottom="0in" style:dynamic-spacing="false"/>
      </style:header-style>
      <style:footer-style>
        <style:header-footer-properties svg:height="0.1181in" fo:margin-left="0in" fo:margin-right="0in" fo:margin-top="0in" style:dynamic-spacing="fals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Footer"/>
      </style:footer>
    </style:master-page>
    <style:master-page style:name="Braun-Seite_20_Hochformat" style:display-name="Braun-Seite Hochformat" style:page-layout-name="Mpm2"/>
    <style:master-page style:name="Braun-Seite_20_Querformat" style:display-name="Braun-Seite Querformat" style:page-layout-name="Mpm3" style:next-style-name="Braun-Seite_20_Hochformat">
      <style:header>
        <text:p text:style-name="Braun-Fusszeile"><draw:frame draw:style-name="Mfr1" draw:name="Kopfzeile Querformat" text:anchor-type="paragraph" svg:x="10.5516in" svg:y="1.102in" svg:width="0.5902in" svg:height="6.378in" draw:z-index="0"><draw:text-box><text:p text:style-name="Braun-Kopfzeile_20_Querformat"><draw:frame draw:style-name="Mfr2" draw:name="Kopfzeile Querformat Zeile 1" text:anchor-type="paragraph" svg:x="0.4335in" svg:y="0in" svg:width="0.1575in" svg:height="6.378in" draw:z-index="0"><draw:text-box><text:p text:style-name="Braun-Kopfzeile_20_Querformat"><text:variable-get text:name="NummerAnleitung" style:data-style-name="N0">4660-xxx/B</text:variable-get><text:s text:c="68"/><text:variable-get text:name="NummerVersion" style:data-style-name="N0">Version 1.0</text:variable-get><text:s text:c="2"/>- <text:s/><text:date style:data-style-name="N84" text:date-value="2020-03-03T18:36:16.268383394">2020-03-03</text:date><text:s text:c="61"/><text:span text:style-name="MT1"><text:chapter text:display="plain-number" text:outline-level="1"/></text:span><text:span text:style-name="MT1">-</text:span><text:span text:style-name="MT1"><text:page-number text:select-page="current">0</text:page-number></text:span></text:p></draw:text-box></draw:frame><draw:frame draw:style-name="Mfr2" draw:name="Kopfzeile Querformat Zeile 2" text:anchor-type="paragraph" svg:x="0.2953in" svg:y="0in" svg:width="0.1575in" svg:height="6.378in" draw:z-index="0"><draw:text-box><text:p text:style-name="Braun-Kopfzeile_20_Querformat"><text:variable-get text:name="NummerMaschine" style:data-style-name="N0">Ma.Nr.xxxxx/00</text:variable-get><text:s text:c="64"/><text:variable-get text:name="NameAnleitung" style:data-style-name="N0">Betriebsanleitung xxx</text:variable-get></text:p></draw:text-box></draw:frame><draw:frame draw:style-name="Mfr2" draw:name="Kopfzeile Querformat Zeile 3" text:anchor-type="paragraph" svg:x="0.1575in" svg:y="0in" svg:width="0.1575in" svg:height="6.378in" draw:z-index="0"><draw:text-box><text:p text:style-name="Braun-Kopfzeile_20_Querformat"><text:variable-get text:name="NameKunde" style:data-style-name="N0">Kundenname</text:variable-get><text:s text:c="73"/><text:variable-get text:name="NameKapitel" style:data-style-name="N0">Kapitel xxxx</text:variable-get><text:s text:c="69"/><text:page-count style:num-format="1">2</text:page-count><text:s/><text:variable-get text:name="Seitensummernkommentar" style:data-style-name="N0">Seiten</text:variable-get></text:p></draw:text-box></draw:frame></text:p></draw:text-box></draw:frame></text:p>
      </style:header>
      <style:footer>
        <text:p text:style-name="Braun-Fusszeile"><draw:frame draw:style-name="Mfr3" draw:name="Fusszeile Querformat" text:anchor-type="paragraph" svg:x="0.5902in" svg:y="1.102in" svg:width="0.5902in" svg:height="6.378in" draw:z-index="0"><draw:text-box><text:p text:style-name="Braun-Fusszeile_20_Querformat"/></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0:38:35.159000000</meta:creation-date>
    <dc:title>Testanleitung</dc:title>
    <meta:editing-duration>P0D</meta:editing-duration>
    <meta:editing-cycles>1</meta:editing-cycles>
    <meta:generator>LibreOfficeDev/5.4.0.0.alpha1$Linux_X86_64 LibreOffice_project/9feb7f7039a3b59974cbf266922177e961a52dd1</meta:generator>
    <meta:document-statistic meta:table-count="1" meta:image-count="0" meta:object-count="0" meta:page-count="2" meta:paragraph-count="33" meta:word-count="181" meta:character-count="1599" meta:non-whitespace-character-count="1123"/>
  </office:meta>
</office:document-meta>
</file>